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32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5.3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397cm" svg:x="10.795cm" svg:y="3.302cm">
          <text:p text:style-name="P1">s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2.159cm" svg:y="10.16cm">
          <text:p text:style-name="P1">strateg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0.795cm" svg:y="10.16cm">
          <text:p text:style-name="P1">t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10.795cm">
          <text:p text:style-name="P1">texchan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0.889cm">
          <text:p text:style-name="P1">publag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3.683cm">
          <text:p text:style-name="P1">privag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39cm" svg:y1="1.524cm" svg:x2="15.621cm" svg:y2="3.937cm">
          <text:p/>
        </draw:line>
        <draw:line draw:style-name="gr2" draw:text-style-name="P2" draw:layer="layout" svg:x1="15.621cm" svg:y1="4.064cm" svg:x2="19.939cm" svg:y2="4.445cm">
          <text:p/>
        </draw:line>
        <draw:line draw:style-name="gr3" draw:text-style-name="P3" draw:layer="layout" svg:x1="6.985cm" svg:y1="3.937cm" svg:x2="10.795cm" svg:y2="3.937cm">
          <text:p/>
        </draw:line>
        <draw:line draw:style-name="gr3" draw:text-style-name="P3" draw:layer="layout" svg:x1="6.985cm" svg:y1="10.922cm" svg:x2="10.795cm" svg:y2="10.922cm">
          <text:p/>
        </draw:line>
        <draw:line draw:style-name="gr3" draw:text-style-name="P3" draw:layer="layout" svg:x1="15.621cm" svg:y1="10.922cm" svg:x2="19.939cm" svg:y2="11.557cm">
          <text:p/>
        </draw:line>
        <draw:custom-shape draw:style-name="gr1" draw:text-style-name="P1" draw:layer="layout" svg:width="4.826cm" svg:height="1.397cm" svg:x="10.795cm" svg:y="13.208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08cm" svg:y1="13.208cm" svg:x2="13.208cm" svg:y2="11.557cm">
          <text:p/>
        </draw:line>
        <draw:custom-shape draw:style-name="gr4" draw:text-style-name="P1" draw:layer="layout" svg:width="5.842cm" svg:height="1.397cm" svg:x="10.287cm" svg:y="6.604cm">
          <text:p text:style-name="P1">secretaria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08cm" svg:y1="4.699cm" svg:x2="13.208cm" svg:y2="6.604cm">
          <text:p/>
        </draw:line>
        <draw:custom-shape draw:style-name="gr1" draw:text-style-name="P1" draw:layer="layout" svg:width="4.826cm" svg:height="1.397cm" svg:x="19.812cm" svg:y="6.604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2.159cm" svg:y="3.302cm">
          <text:p text:style-name="P1">strateg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129cm" svg:y1="7.366cm" svg:x2="19.812cm" svg:y2="7.366cm">
          <text:p/>
        </draw:line>
        <draw:frame draw:style-name="gr5" draw:text-style-name="P4" draw:layer="layout" svg:width="1.488cm" svg:height="0.962cm" svg:x="16.8cm" svg:y="1.832cm">
          <draw:text-box>
            <text:p>sse</text:p>
          </draw:text-box>
        </draw:frame>
        <draw:frame draw:style-name="gr5" draw:text-style-name="P4" draw:layer="layout" svg:width="1.56cm" svg:height="0.962cm" svg:x="17.236cm" svg:y="3.483cm">
          <draw:text-box>
            <text:p>http</text:p>
          </draw:text-box>
        </draw:frame>
        <draw:line draw:style-name="gr2" draw:text-style-name="P2" draw:layer="layout" svg:x1="13.181cm" svg:y1="10.16cm" svg:x2="13.181cm" svg:y2="8.001cm">
          <text:p/>
        </draw:line>
        <draw:frame draw:style-name="gr5" draw:text-style-name="P4" draw:layer="layout" svg:width="1.56cm" svg:height="0.962cm" svg:x="13.045cm" svg:y="5.134cm">
          <draw:text-box>
            <text:p>http</text:p>
          </draw:text-box>
        </draw:frame>
        <draw:frame draw:style-name="gr5" draw:text-style-name="P4" draw:layer="layout" svg:width="1.56cm" svg:height="0.962cm" svg:x="12.954cm" svg:y="8.69cm">
          <draw:text-box>
            <text:p>http</text:p>
          </draw:text-box>
        </draw:frame>
        <draw:custom-shape draw:style-name="gr1" draw:text-style-name="P1" draw:layer="layout" svg:width="4.826cm" svg:height="1.397cm" svg:x="2.159cm" svg:y="6.477cm">
          <text:p text:style-name="P1">dashboar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287cm" svg:y1="7.239cm" svg:x2="6.985cm" svg:y2="7.239cm">
          <text:p/>
        </draw:line>
        <draw:frame draw:style-name="gr5" draw:text-style-name="P4" draw:layer="layout" svg:width="1.56cm" svg:height="0.962cm" svg:x="7.838cm" svg:y="6.404cm">
          <draw:text-box>
            <text:p>http</text:p>
          </draw:text-box>
        </draw:frame>
        <draw:frame draw:style-name="gr5" draw:text-style-name="P4" draw:layer="layout" svg:width="1.488cm" svg:height="0.962cm" svg:x="7.874cm" svg:y="7.039cm">
          <draw:text-box>
            <text:p>ss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23:20.328015778</meta:creation-date>
    <dc:date>2021-07-10T08:52:39.139482271</dc:date>
    <meta:editing-duration>PT1H2M52S</meta:editing-duration>
    <meta:editing-cycles>8</meta:editing-cycles>
    <meta:generator>LibreOffice/6.4.7.2$Linux_X86_64 LibreOffice_project/40$Build-2</meta:generator>
    <meta:document-statistic meta:object-count="27"/>
  </office:meta>
</office:document-meta>
</file>